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LRU.CacheLRU(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LRU.CacheLR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LRU.addElement( Object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acheLRU.getElemen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LRU.__moveToFron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